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1.0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eDNA Samples 2024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ounding</text:p>
          </table:table-cell>
          <table:table-cell table:style-name="ce1" office:value-type="string" calcext:value-type="string">
            <text:p>Target Depth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CastID</text:p>
          </table:table-cell>
          <table:table-cell table:style-name="ce1" office:value-type="string" calcext:value-type="string">
            <text:p>SampleID</text:p>
          </table:table-cell>
          <table:table-cell table:style-name="ce1" office:value-type="string" calcext:value-type="string">
            <text:p>SmithRoot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Volume (l)</text:p>
          </table:table-cell>
          <table:table-cell table:style-name="ce1" office:value-type="string" calcext:value-type="string">
            <text:p>sample volume </text:p>
          </table:table-cell>
          <table:table-cell table:style-name="ce1" office:value-type="string" calcext:value-type="string">
            <text:p>Pr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USQ19</text:p>
          </table:table-cell>
          <table:table-cell office:value-type="string" calcext:value-type="string">
            <text:p>Sept16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01" calcext:value-type="float">
            <text:p>425001</text:p>
          </table:table-cell>
          <table:table-cell office:value-type="float" office:value="449" calcext:value-type="float">
            <text:p>449</text:p>
          </table:table-cell>
          <table:table-cell office:value-type="float" office:value="45.19013" calcext:value-type="float">
            <text:p>45.19013</text:p>
          </table:table-cell>
          <table:table-cell office:value-type="float" office:value="66.263253" calcext:value-type="float">
            <text:p>66.263253</text:p>
          </table:table-cell>
          <table:table-cell office:value-type="float" office:value="3.28" calcext:value-type="float">
            <text:p>3.28</text:p>
          </table:table-cell>
          <table:table-cell table:formula="of:=[.L2]/3" office:value-type="float" office:value="1.09333333333333" calcext:value-type="float">
            <text:p>1.09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ONDE, Castaway, RBR towing at surface</text:p>
          </table:table-cell>
        </table:table-row>
        <table:table-row table:style-name="ro1">
          <table:table-cell office:value-type="string" calcext:value-type="string">
            <text:p>MUSQ19</text:p>
          </table:table-cell>
          <table:table-cell office:value-type="string" calcext:value-type="string">
            <text:p>Sept16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02" calcext:value-type="float">
            <text:p>425002</text:p>
          </table:table-cell>
          <table:table-cell office:value-type="float" office:value="449" calcext:value-type="float">
            <text:p>449</text:p>
          </table:table-cell>
          <table:table-cell office:value-type="float" office:value="45.19013" calcext:value-type="float">
            <text:p>45.19013</text:p>
          </table:table-cell>
          <table:table-cell office:value-type="float" office:value="66.263253" calcext:value-type="float">
            <text:p>66.263253</text:p>
          </table:table-cell>
          <table:table-cell office:value-type="float" office:value="3.28" calcext:value-type="float">
            <text:p>3.28</text:p>
          </table:table-cell>
          <table:table-cell table:formula="of:=[.L3]/3" office:value-type="float" office:value="1.09333333333333" calcext:value-type="float">
            <text:p>1.09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ONDE, Castaway, RBR towing at surface</text:p>
          </table:table-cell>
        </table:table-row>
        <table:table-row table:style-name="ro1">
          <table:table-cell office:value-type="string" calcext:value-type="string">
            <text:p>MUSQ19</text:p>
          </table:table-cell>
          <table:table-cell office:value-type="string" calcext:value-type="string">
            <text:p>Sept16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03" calcext:value-type="float">
            <text:p>425003</text:p>
          </table:table-cell>
          <table:table-cell office:value-type="float" office:value="449" calcext:value-type="float">
            <text:p>449</text:p>
          </table:table-cell>
          <table:table-cell office:value-type="float" office:value="45.19013" calcext:value-type="float">
            <text:p>45.19013</text:p>
          </table:table-cell>
          <table:table-cell office:value-type="float" office:value="66.263253" calcext:value-type="float">
            <text:p>66.263253</text:p>
          </table:table-cell>
          <table:table-cell office:value-type="float" office:value="3.28" calcext:value-type="float">
            <text:p>3.28</text:p>
          </table:table-cell>
          <table:table-cell table:formula="of:=[.L4]/3" office:value-type="float" office:value="1.09333333333333" calcext:value-type="float">
            <text:p>1.09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ONDE, Castaway, RBR towing at surface</text:p>
          </table:table-cell>
        </table:table-row>
        <table:table-row table:style-name="ro1">
          <table:table-cell office:value-type="string" calcext:value-type="string">
            <text:p>MUSQ21</text:p>
          </table:table-cell>
          <table:table-cell office:value-type="string" calcext:value-type="string">
            <text:p>Sept16</text:p>
          </table:table-cell>
          <table:table-cell office:value-type="time" office:time-value="PT12H52M00S" calcext:value-type="time">
            <text:p>12:52:0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04" calcext:value-type="float">
            <text:p>425004</text:p>
          </table:table-cell>
          <table:table-cell office:value-type="float" office:value="450" calcext:value-type="float">
            <text:p>450</text:p>
          </table:table-cell>
          <table:table-cell office:value-type="float" office:value="45.18383" calcext:value-type="float">
            <text:p>45.18383</text:p>
          </table:table-cell>
          <table:table-cell office:value-type="float" office:value="66.253374" calcext:value-type="float">
            <text:p>66.253374</text:p>
          </table:table-cell>
          <table:table-cell office:value-type="float" office:value="3.22" calcext:value-type="float">
            <text:p>3.22</text:p>
          </table:table-cell>
          <table:table-cell table:formula="of:=[.L5]/3" office:value-type="float" office:value="1.07333333333333" calcext:value-type="float">
            <text:p>1.0733333333333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RBR track only started to record properly at 12:50</text:p>
          </table:table-cell>
        </table:table-row>
        <table:table-row table:style-name="ro1">
          <table:table-cell office:value-type="string" calcext:value-type="string">
            <text:p>MUSQ21</text:p>
          </table:table-cell>
          <table:table-cell office:value-type="string" calcext:value-type="string">
            <text:p>Sept16</text:p>
          </table:table-cell>
          <table:table-cell office:value-type="time" office:time-value="PT12H52M00S" calcext:value-type="time">
            <text:p>12:52:0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05" calcext:value-type="float">
            <text:p>425005</text:p>
          </table:table-cell>
          <table:table-cell office:value-type="float" office:value="450" calcext:value-type="float">
            <text:p>450</text:p>
          </table:table-cell>
          <table:table-cell office:value-type="float" office:value="45.18383" calcext:value-type="float">
            <text:p>45.18383</text:p>
          </table:table-cell>
          <table:table-cell office:value-type="float" office:value="66.253374" calcext:value-type="float">
            <text:p>66.253374</text:p>
          </table:table-cell>
          <table:table-cell office:value-type="float" office:value="3.22" calcext:value-type="float">
            <text:p>3.22</text:p>
          </table:table-cell>
          <table:table-cell table:formula="of:=[.L6]/3" office:value-type="float" office:value="1.07333333333333" calcext:value-type="float">
            <text:p>1.0733333333333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21</text:p>
          </table:table-cell>
          <table:table-cell office:value-type="string" calcext:value-type="string">
            <text:p>Sept16</text:p>
          </table:table-cell>
          <table:table-cell office:value-type="time" office:time-value="PT12H52M00S" calcext:value-type="time">
            <text:p>12:52:0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06" calcext:value-type="float">
            <text:p>425006</text:p>
          </table:table-cell>
          <table:table-cell office:value-type="float" office:value="450" calcext:value-type="float">
            <text:p>450</text:p>
          </table:table-cell>
          <table:table-cell office:value-type="float" office:value="45.18383" calcext:value-type="float">
            <text:p>45.18383</text:p>
          </table:table-cell>
          <table:table-cell office:value-type="float" office:value="66.253374" calcext:value-type="float">
            <text:p>66.253374</text:p>
          </table:table-cell>
          <table:table-cell office:value-type="float" office:value="3.22" calcext:value-type="float">
            <text:p>3.22</text:p>
          </table:table-cell>
          <table:table-cell table:formula="of:=[.L7]/3" office:value-type="float" office:value="1.07333333333333" calcext:value-type="float">
            <text:p>1.07333333333333</text:p>
          </table:table-cell>
          <table:table-cell office:value-type="string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MUSQ23</text:p>
          </table:table-cell>
          <table:table-cell office:value-type="string" calcext:value-type="string">
            <text:p>Sept16</text:p>
          </table:table-cell>
          <table:table-cell office:value-type="time" office:time-value="PT13H08M00S" calcext:value-type="time">
            <text:p>13:08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07" calcext:value-type="float">
            <text:p>425007</text:p>
          </table:table-cell>
          <table:table-cell office:value-type="float" office:value="451" calcext:value-type="float">
            <text:p>451</text:p>
          </table:table-cell>
          <table:table-cell office:value-type="float" office:value="45.177612" calcext:value-type="float">
            <text:p>45.177612</text:p>
          </table:table-cell>
          <table:table-cell office:value-type="float" office:value="66.243265" calcext:value-type="float">
            <text:p>66.243265</text:p>
          </table:table-cell>
          <table:table-cell office:value-type="float" office:value="3.44" calcext:value-type="float">
            <text:p>3.44</text:p>
          </table:table-cell>
          <table:table-cell table:formula="of:=[.L8]/3" office:value-type="float" office:value="1.14666666666667" calcext:value-type="float">
            <text:p>1.1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3</text:p>
          </table:table-cell>
          <table:table-cell office:value-type="string" calcext:value-type="string">
            <text:p>Sept16</text:p>
          </table:table-cell>
          <table:table-cell office:value-type="time" office:time-value="PT13H08M00S" calcext:value-type="time">
            <text:p>13:08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08" calcext:value-type="float">
            <text:p>425008</text:p>
          </table:table-cell>
          <table:table-cell office:value-type="float" office:value="451" calcext:value-type="float">
            <text:p>451</text:p>
          </table:table-cell>
          <table:table-cell office:value-type="float" office:value="45.177612" calcext:value-type="float">
            <text:p>45.177612</text:p>
          </table:table-cell>
          <table:table-cell office:value-type="float" office:value="66.243265" calcext:value-type="float">
            <text:p>66.243265</text:p>
          </table:table-cell>
          <table:table-cell office:value-type="float" office:value="3.44" calcext:value-type="float">
            <text:p>3.44</text:p>
          </table:table-cell>
          <table:table-cell table:formula="of:=[.L9]/3" office:value-type="float" office:value="1.14666666666667" calcext:value-type="float">
            <text:p>1.1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3</text:p>
          </table:table-cell>
          <table:table-cell office:value-type="string" calcext:value-type="string">
            <text:p>Sept16</text:p>
          </table:table-cell>
          <table:table-cell office:value-type="time" office:time-value="PT13H08M00S" calcext:value-type="time">
            <text:p>13:08:0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09" calcext:value-type="float">
            <text:p>425009</text:p>
          </table:table-cell>
          <table:table-cell office:value-type="float" office:value="451" calcext:value-type="float">
            <text:p>451</text:p>
          </table:table-cell>
          <table:table-cell office:value-type="float" office:value="45.177612" calcext:value-type="float">
            <text:p>45.177612</text:p>
          </table:table-cell>
          <table:table-cell office:value-type="float" office:value="66.243265" calcext:value-type="float">
            <text:p>66.243265</text:p>
          </table:table-cell>
          <table:table-cell office:value-type="float" office:value="3.44" calcext:value-type="float">
            <text:p>3.44</text:p>
          </table:table-cell>
          <table:table-cell table:formula="of:=[.L10]/3" office:value-type="float" office:value="1.14666666666667" calcext:value-type="float">
            <text:p>1.14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5</text:p>
          </table:table-cell>
          <table:table-cell office:value-type="string" calcext:value-type="string">
            <text:p>Sept16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10" calcext:value-type="float">
            <text:p>425010</text:p>
          </table:table-cell>
          <table:table-cell office:value-type="float" office:value="452" calcext:value-type="float">
            <text:p>452</text:p>
          </table:table-cell>
          <table:table-cell office:value-type="float" office:value="45.168732" calcext:value-type="float">
            <text:p>45.168732</text:p>
          </table:table-cell>
          <table:table-cell office:value-type="float" office:value="66.241461" calcext:value-type="float">
            <text:p>66.241461</text:p>
          </table:table-cell>
          <table:table-cell office:value-type="float" office:value="3.39" calcext:value-type="float">
            <text:p>3.39</text:p>
          </table:table-cell>
          <table:table-cell table:formula="of:=[.L11]/3"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5</text:p>
          </table:table-cell>
          <table:table-cell office:value-type="string" calcext:value-type="string">
            <text:p>Sept16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11" calcext:value-type="float">
            <text:p>425011</text:p>
          </table:table-cell>
          <table:table-cell office:value-type="float" office:value="452" calcext:value-type="float">
            <text:p>452</text:p>
          </table:table-cell>
          <table:table-cell office:value-type="float" office:value="45.168732" calcext:value-type="float">
            <text:p>45.168732</text:p>
          </table:table-cell>
          <table:table-cell office:value-type="float" office:value="66.241461" calcext:value-type="float">
            <text:p>66.241461</text:p>
          </table:table-cell>
          <table:table-cell office:value-type="float" office:value="3.39" calcext:value-type="float">
            <text:p>3.39</text:p>
          </table:table-cell>
          <table:table-cell table:formula="of:=[.L12]/3"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5</text:p>
          </table:table-cell>
          <table:table-cell office:value-type="string" calcext:value-type="string">
            <text:p>Sept16</text:p>
          </table:table-cell>
          <table:table-cell office:value-type="time" office:time-value="PT13H20M00S" calcext:value-type="time">
            <text:p>13:20: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12" calcext:value-type="float">
            <text:p>425012</text:p>
          </table:table-cell>
          <table:table-cell office:value-type="float" office:value="452" calcext:value-type="float">
            <text:p>452</text:p>
          </table:table-cell>
          <table:table-cell office:value-type="float" office:value="45.168732" calcext:value-type="float">
            <text:p>45.168732</text:p>
          </table:table-cell>
          <table:table-cell office:value-type="float" office:value="66.241461" calcext:value-type="float">
            <text:p>66.241461</text:p>
          </table:table-cell>
          <table:table-cell office:value-type="float" office:value="3.39" calcext:value-type="float">
            <text:p>3.39</text:p>
          </table:table-cell>
          <table:table-cell table:formula="of:=[.L13]/3"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7</text:p>
          </table:table-cell>
          <table:table-cell office:value-type="string" calcext:value-type="string">
            <text:p>Sept16</text:p>
          </table:table-cell>
          <table:table-cell office:value-type="time" office:time-value="PT13H33M00S" calcext:value-type="time">
            <text:p>13:33:0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13" calcext:value-type="float">
            <text:p>425013</text:p>
          </table:table-cell>
          <table:table-cell office:value-type="float" office:value="453" calcext:value-type="float">
            <text:p>453</text:p>
          </table:table-cell>
          <table:table-cell office:value-type="float" office:value="45.161278" calcext:value-type="float">
            <text:p>45.161278</text:p>
          </table:table-cell>
          <table:table-cell office:value-type="float" office:value="66.248696" calcext:value-type="float">
            <text:p>66.248696</text:p>
          </table:table-cell>
          <table:table-cell office:value-type="float" office:value="3.54" calcext:value-type="float">
            <text:p>3.54</text:p>
          </table:table-cell>
          <table:table-cell table:formula="of:=[.L14]/3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7</text:p>
          </table:table-cell>
          <table:table-cell office:value-type="string" calcext:value-type="string">
            <text:p>Sept16</text:p>
          </table:table-cell>
          <table:table-cell office:value-type="time" office:time-value="PT13H33M00S" calcext:value-type="time">
            <text:p>13:33:0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14" calcext:value-type="float">
            <text:p>425014</text:p>
          </table:table-cell>
          <table:table-cell office:value-type="float" office:value="453" calcext:value-type="float">
            <text:p>453</text:p>
          </table:table-cell>
          <table:table-cell office:value-type="float" office:value="45.161278" calcext:value-type="float">
            <text:p>45.161278</text:p>
          </table:table-cell>
          <table:table-cell office:value-type="float" office:value="66.248696" calcext:value-type="float">
            <text:p>66.248696</text:p>
          </table:table-cell>
          <table:table-cell office:value-type="float" office:value="3.54" calcext:value-type="float">
            <text:p>3.54</text:p>
          </table:table-cell>
          <table:table-cell table:formula="of:=[.L15]/3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7</text:p>
          </table:table-cell>
          <table:table-cell office:value-type="string" calcext:value-type="string">
            <text:p>Sept16</text:p>
          </table:table-cell>
          <table:table-cell office:value-type="time" office:time-value="PT13H33M00S" calcext:value-type="time">
            <text:p>13:33:0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15" calcext:value-type="float">
            <text:p>425015</text:p>
          </table:table-cell>
          <table:table-cell office:value-type="float" office:value="453" calcext:value-type="float">
            <text:p>453</text:p>
          </table:table-cell>
          <table:table-cell office:value-type="float" office:value="45.161278" calcext:value-type="float">
            <text:p>45.161278</text:p>
          </table:table-cell>
          <table:table-cell office:value-type="float" office:value="66.248696" calcext:value-type="float">
            <text:p>66.248696</text:p>
          </table:table-cell>
          <table:table-cell office:value-type="float" office:value="3.54" calcext:value-type="float">
            <text:p>3.54</text:p>
          </table:table-cell>
          <table:table-cell table:formula="of:=[.L16]/3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9</text:p>
          </table:table-cell>
          <table:table-cell office:value-type="string" calcext:value-type="string">
            <text:p>Sept16</text:p>
          </table:table-cell>
          <table:table-cell office:value-type="time" office:time-value="PT13H41M00S" calcext:value-type="time">
            <text:p>13:41: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16" calcext:value-type="float">
            <text:p>425016</text:p>
          </table:table-cell>
          <table:table-cell office:value-type="float" office:value="454" calcext:value-type="float">
            <text:p>454</text:p>
          </table:table-cell>
          <table:table-cell office:value-type="float" office:value="45.152131" calcext:value-type="float">
            <text:p>45.152131</text:p>
          </table:table-cell>
          <table:table-cell office:value-type="float" office:value="66.247381" calcext:value-type="float">
            <text:p>66.247381</text:p>
          </table:table-cell>
          <table:table-cell office:value-type="float" office:value="3.67" calcext:value-type="float">
            <text:p>3.67</text:p>
          </table:table-cell>
          <table:table-cell table:formula="of:=[.L17]/3" office:value-type="float" office:value="1.22333333333333" calcext:value-type="float">
            <text:p>1.2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9</text:p>
          </table:table-cell>
          <table:table-cell office:value-type="string" calcext:value-type="string">
            <text:p>Sept16</text:p>
          </table:table-cell>
          <table:table-cell office:value-type="time" office:time-value="PT13H41M00S" calcext:value-type="time">
            <text:p>13:41: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17" calcext:value-type="float">
            <text:p>425017</text:p>
          </table:table-cell>
          <table:table-cell office:value-type="float" office:value="454" calcext:value-type="float">
            <text:p>454</text:p>
          </table:table-cell>
          <table:table-cell office:value-type="float" office:value="45.152131" calcext:value-type="float">
            <text:p>45.152131</text:p>
          </table:table-cell>
          <table:table-cell office:value-type="float" office:value="66.247381" calcext:value-type="float">
            <text:p>66.247381</text:p>
          </table:table-cell>
          <table:table-cell office:value-type="float" office:value="3.67" calcext:value-type="float">
            <text:p>3.67</text:p>
          </table:table-cell>
          <table:table-cell table:formula="of:=[.L18]/3" office:value-type="float" office:value="1.22333333333333" calcext:value-type="float">
            <text:p>1.2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29</text:p>
          </table:table-cell>
          <table:table-cell office:value-type="string" calcext:value-type="string">
            <text:p>Sept16</text:p>
          </table:table-cell>
          <table:table-cell office:value-type="time" office:time-value="PT13H41M00S" calcext:value-type="time">
            <text:p>13:41:0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18" calcext:value-type="float">
            <text:p>425018</text:p>
          </table:table-cell>
          <table:table-cell office:value-type="float" office:value="454" calcext:value-type="float">
            <text:p>454</text:p>
          </table:table-cell>
          <table:table-cell office:value-type="float" office:value="45.152131" calcext:value-type="float">
            <text:p>45.152131</text:p>
          </table:table-cell>
          <table:table-cell office:value-type="float" office:value="66.247381" calcext:value-type="float">
            <text:p>66.247381</text:p>
          </table:table-cell>
          <table:table-cell office:value-type="float" office:value="3.67" calcext:value-type="float">
            <text:p>3.67</text:p>
          </table:table-cell>
          <table:table-cell table:formula="of:=[.L19]/3" office:value-type="float" office:value="1.22333333333333" calcext:value-type="float">
            <text:p>1.2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31</text:p>
          </table:table-cell>
          <table:table-cell office:value-type="string" calcext:value-type="string">
            <text:p>Sept16</text:p>
          </table:table-cell>
          <table:table-cell office:value-type="time" office:time-value="PT13H53M00S" calcext:value-type="time">
            <text:p>13:53:0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19" calcext:value-type="float">
            <text:p>425019</text:p>
          </table:table-cell>
          <table:table-cell office:value-type="float" office:value="455" calcext:value-type="float">
            <text:p>455</text:p>
          </table:table-cell>
          <table:table-cell office:value-type="float" office:value="45.142614" calcext:value-type="float">
            <text:p>45.142614</text:p>
          </table:table-cell>
          <table:table-cell office:value-type="float" office:value="66.244492" calcext:value-type="float">
            <text:p>66.244492</text:p>
          </table:table-cell>
          <table:table-cell office:value-type="float" office:value="3.53" calcext:value-type="float">
            <text:p>3.53</text:p>
          </table:table-cell>
          <table:table-cell table:formula="of:=[.L20]/3" office:value-type="float" office:value="1.17666666666667" calcext:value-type="float">
            <text:p>1.1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31</text:p>
          </table:table-cell>
          <table:table-cell office:value-type="string" calcext:value-type="string">
            <text:p>Sept16</text:p>
          </table:table-cell>
          <table:table-cell office:value-type="time" office:time-value="PT13H53M00S" calcext:value-type="time">
            <text:p>13:53:0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20" calcext:value-type="float">
            <text:p>425020</text:p>
          </table:table-cell>
          <table:table-cell office:value-type="float" office:value="455" calcext:value-type="float">
            <text:p>455</text:p>
          </table:table-cell>
          <table:table-cell office:value-type="float" office:value="45.142614" calcext:value-type="float">
            <text:p>45.142614</text:p>
          </table:table-cell>
          <table:table-cell office:value-type="float" office:value="66.244492" calcext:value-type="float">
            <text:p>66.244492</text:p>
          </table:table-cell>
          <table:table-cell office:value-type="float" office:value="3.53" calcext:value-type="float">
            <text:p>3.53</text:p>
          </table:table-cell>
          <table:table-cell table:formula="of:=[.L21]/3" office:value-type="float" office:value="1.17666666666667" calcext:value-type="float">
            <text:p>1.1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31</text:p>
          </table:table-cell>
          <table:table-cell office:value-type="string" calcext:value-type="string">
            <text:p>Sept16</text:p>
          </table:table-cell>
          <table:table-cell office:value-type="time" office:time-value="PT13H53M00S" calcext:value-type="time">
            <text:p>13:53:0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21" calcext:value-type="float">
            <text:p>425021</text:p>
          </table:table-cell>
          <table:table-cell office:value-type="float" office:value="455" calcext:value-type="float">
            <text:p>455</text:p>
          </table:table-cell>
          <table:table-cell office:value-type="float" office:value="45.142614" calcext:value-type="float">
            <text:p>45.142614</text:p>
          </table:table-cell>
          <table:table-cell office:value-type="float" office:value="66.244492" calcext:value-type="float">
            <text:p>66.244492</text:p>
          </table:table-cell>
          <table:table-cell office:value-type="float" office:value="3.53" calcext:value-type="float">
            <text:p>3.53</text:p>
          </table:table-cell>
          <table:table-cell table:formula="of:=[.L22]/3" office:value-type="float" office:value="1.17666666666667" calcext:value-type="float">
            <text:p>1.1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1</text:p>
          </table:table-cell>
          <table:table-cell office:value-type="string" calcext:value-type="string">
            <text:p>Sept16</text:p>
          </table:table-cell>
          <table:table-cell office:value-type="time" office:time-value="PT14H12M00S" calcext:value-type="time">
            <text:p>14:12:0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22" calcext:value-type="float">
            <text:p>425022</text:p>
          </table:table-cell>
          <table:table-cell office:value-type="float" office:value="456" calcext:value-type="float">
            <text:p>456</text:p>
          </table:table-cell>
          <table:table-cell office:value-type="float" office:value="45.141307" calcext:value-type="float">
            <text:p>45.141307</text:p>
          </table:table-cell>
          <table:table-cell office:value-type="float" office:value="66.257929" calcext:value-type="float">
            <text:p>66.257929</text:p>
          </table:table-cell>
          <table:table-cell office:value-type="float" office:value="3.46" calcext:value-type="float">
            <text:p>3.46</text:p>
          </table:table-cell>
          <table:table-cell table:formula="of:=[.L23]/3" office:value-type="float" office:value="1.15333333333333" calcext:value-type="float">
            <text:p>1.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1</text:p>
          </table:table-cell>
          <table:table-cell office:value-type="string" calcext:value-type="string">
            <text:p>Sept16</text:p>
          </table:table-cell>
          <table:table-cell office:value-type="time" office:time-value="PT14H12M00S" calcext:value-type="time">
            <text:p>14:12:0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23" calcext:value-type="float">
            <text:p>425023</text:p>
          </table:table-cell>
          <table:table-cell office:value-type="float" office:value="456" calcext:value-type="float">
            <text:p>456</text:p>
          </table:table-cell>
          <table:table-cell office:value-type="float" office:value="45.141307" calcext:value-type="float">
            <text:p>45.141307</text:p>
          </table:table-cell>
          <table:table-cell office:value-type="float" office:value="66.257929" calcext:value-type="float">
            <text:p>66.257929</text:p>
          </table:table-cell>
          <table:table-cell office:value-type="float" office:value="3.46" calcext:value-type="float">
            <text:p>3.46</text:p>
          </table:table-cell>
          <table:table-cell table:formula="of:=[.L24]/3" office:value-type="float" office:value="1.15333333333333" calcext:value-type="float">
            <text:p>1.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1</text:p>
          </table:table-cell>
          <table:table-cell office:value-type="string" calcext:value-type="string">
            <text:p>Sept16</text:p>
          </table:table-cell>
          <table:table-cell office:value-type="time" office:time-value="PT14H12M00S" calcext:value-type="time">
            <text:p>14:12:0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24" calcext:value-type="float">
            <text:p>425024</text:p>
          </table:table-cell>
          <table:table-cell office:value-type="float" office:value="456" calcext:value-type="float">
            <text:p>456</text:p>
          </table:table-cell>
          <table:table-cell office:value-type="float" office:value="45.141307" calcext:value-type="float">
            <text:p>45.141307</text:p>
          </table:table-cell>
          <table:table-cell office:value-type="float" office:value="66.257929" calcext:value-type="float">
            <text:p>66.257929</text:p>
          </table:table-cell>
          <table:table-cell office:value-type="float" office:value="3.46" calcext:value-type="float">
            <text:p>3.46</text:p>
          </table:table-cell>
          <table:table-cell table:formula="of:=[.L25]/3" office:value-type="float" office:value="1.15333333333333" calcext:value-type="float">
            <text:p>1.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2</text:p>
          </table:table-cell>
          <table:table-cell office:value-type="string" calcext:value-type="string">
            <text:p>Sept16</text:p>
          </table:table-cell>
          <table:table-cell office:value-type="time" office:time-value="PT14H24M00S" calcext:value-type="time">
            <text:p>14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25" calcext:value-type="float">
            <text:p>425025</text:p>
          </table:table-cell>
          <table:table-cell office:value-type="float" office:value="457" calcext:value-type="float">
            <text:p>457</text:p>
          </table:table-cell>
          <table:table-cell office:value-type="float" office:value="45.143468" calcext:value-type="float">
            <text:p>45.143468</text:p>
          </table:table-cell>
          <table:table-cell office:value-type="float" office:value="66.261792" calcext:value-type="float">
            <text:p>66.261792</text:p>
          </table:table-cell>
          <table:table-cell office:value-type="float" office:value="3.46" calcext:value-type="float">
            <text:p>3.46</text:p>
          </table:table-cell>
          <table:table-cell table:formula="of:=[.L26]/3" office:value-type="float" office:value="1.15333333333333" calcext:value-type="float">
            <text:p>1.15333333333333</text:p>
          </table:table-cell>
          <table:table-cell/>
          <table:table-cell office:value-type="string" calcext:value-type="string">
            <text:p>same volume as 2b-1 not a typo</text:p>
          </table:table-cell>
        </table:table-row>
        <table:table-row table:style-name="ro1">
          <table:table-cell office:value-type="string" calcext:value-type="string">
            <text:p>Zone2b-2</text:p>
          </table:table-cell>
          <table:table-cell office:value-type="string" calcext:value-type="string">
            <text:p>Sept16</text:p>
          </table:table-cell>
          <table:table-cell office:value-type="time" office:time-value="PT14H24M00S" calcext:value-type="time">
            <text:p>14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26" calcext:value-type="float">
            <text:p>425026</text:p>
          </table:table-cell>
          <table:table-cell office:value-type="float" office:value="457" calcext:value-type="float">
            <text:p>457</text:p>
          </table:table-cell>
          <table:table-cell office:value-type="float" office:value="45.143468" calcext:value-type="float">
            <text:p>45.143468</text:p>
          </table:table-cell>
          <table:table-cell office:value-type="float" office:value="66.261792" calcext:value-type="float">
            <text:p>66.261792</text:p>
          </table:table-cell>
          <table:table-cell office:value-type="float" office:value="3.46" calcext:value-type="float">
            <text:p>3.46</text:p>
          </table:table-cell>
          <table:table-cell table:formula="of:=[.L27]/3" office:value-type="float" office:value="1.15333333333333" calcext:value-type="float">
            <text:p>1.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2</text:p>
          </table:table-cell>
          <table:table-cell office:value-type="string" calcext:value-type="string">
            <text:p>Sept16</text:p>
          </table:table-cell>
          <table:table-cell office:value-type="time" office:time-value="PT14H24M00S" calcext:value-type="time">
            <text:p>14:24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27" calcext:value-type="float">
            <text:p>425027</text:p>
          </table:table-cell>
          <table:table-cell office:value-type="float" office:value="457" calcext:value-type="float">
            <text:p>457</text:p>
          </table:table-cell>
          <table:table-cell office:value-type="float" office:value="45.143468" calcext:value-type="float">
            <text:p>45.143468</text:p>
          </table:table-cell>
          <table:table-cell office:value-type="float" office:value="66.261792" calcext:value-type="float">
            <text:p>66.261792</text:p>
          </table:table-cell>
          <table:table-cell office:value-type="float" office:value="3.46" calcext:value-type="float">
            <text:p>3.46</text:p>
          </table:table-cell>
          <table:table-cell table:formula="of:=[.L28]/3" office:value-type="float" office:value="1.15333333333333" calcext:value-type="float">
            <text:p>1.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3</text:p>
          </table:table-cell>
          <table:table-cell office:value-type="string" calcext:value-type="string">
            <text:p>Sept16</text:p>
          </table:table-cell>
          <table:table-cell office:value-type="time" office:time-value="PT14H34M00S" calcext:value-type="time">
            <text:p>14:34:0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28" calcext:value-type="float">
            <text:p>425028</text:p>
          </table:table-cell>
          <table:table-cell office:value-type="float" office:value="458" calcext:value-type="float">
            <text:p>458</text:p>
          </table:table-cell>
          <table:table-cell office:value-type="float" office:value="45.141627" calcext:value-type="float">
            <text:p>45.141627</text:p>
          </table:table-cell>
          <table:table-cell office:value-type="float" office:value="66.259212" calcext:value-type="float">
            <text:p>66.259212</text:p>
          </table:table-cell>
          <table:table-cell office:value-type="float" office:value="3.42" calcext:value-type="float">
            <text:p>3.42</text:p>
          </table:table-cell>
          <table:table-cell table:formula="of:=[.L29]/3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3</text:p>
          </table:table-cell>
          <table:table-cell office:value-type="string" calcext:value-type="string">
            <text:p>Sept16</text:p>
          </table:table-cell>
          <table:table-cell office:value-type="time" office:time-value="PT14H34M00S" calcext:value-type="time">
            <text:p>14:34:0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29" calcext:value-type="float">
            <text:p>425029</text:p>
          </table:table-cell>
          <table:table-cell office:value-type="float" office:value="458" calcext:value-type="float">
            <text:p>458</text:p>
          </table:table-cell>
          <table:table-cell office:value-type="float" office:value="45.141627" calcext:value-type="float">
            <text:p>45.141627</text:p>
          </table:table-cell>
          <table:table-cell office:value-type="float" office:value="66.259212" calcext:value-type="float">
            <text:p>66.259212</text:p>
          </table:table-cell>
          <table:table-cell office:value-type="float" office:value="3.42" calcext:value-type="float">
            <text:p>3.42</text:p>
          </table:table-cell>
          <table:table-cell table:formula="of:=[.L30]/3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b-3</text:p>
          </table:table-cell>
          <table:table-cell office:value-type="string" calcext:value-type="string">
            <text:p>Sept16</text:p>
          </table:table-cell>
          <table:table-cell office:value-type="time" office:time-value="PT14H34M00S" calcext:value-type="time">
            <text:p>14:34:0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30" calcext:value-type="float">
            <text:p>425030</text:p>
          </table:table-cell>
          <table:table-cell office:value-type="float" office:value="458" calcext:value-type="float">
            <text:p>458</text:p>
          </table:table-cell>
          <table:table-cell office:value-type="float" office:value="45.141627" calcext:value-type="float">
            <text:p>45.141627</text:p>
          </table:table-cell>
          <table:table-cell office:value-type="float" office:value="66.259212" calcext:value-type="float">
            <text:p>66.259212</text:p>
          </table:table-cell>
          <table:table-cell office:value-type="float" office:value="3.42" calcext:value-type="float">
            <text:p>3.42</text:p>
          </table:table-cell>
          <table:table-cell table:formula="of:=[.L31]/3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1</text:p>
          </table:table-cell>
          <table:table-cell office:value-type="string" calcext:value-type="string">
            <text:p>Sept16</text:p>
          </table:table-cell>
          <table:table-cell office:value-type="time" office:time-value="PT14H46M00S" calcext:value-type="time">
            <text:p>14:46:0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31" calcext:value-type="float">
            <text:p>425031</text:p>
          </table:table-cell>
          <table:table-cell office:value-type="float" office:value="459" calcext:value-type="float">
            <text:p>459</text:p>
          </table:table-cell>
          <table:table-cell office:value-type="float" office:value="45.138543" calcext:value-type="float">
            <text:p>45.138543</text:p>
          </table:table-cell>
          <table:table-cell office:value-type="float" office:value="66.256033" calcext:value-type="float">
            <text:p>66.256033</text:p>
          </table:table-cell>
          <table:table-cell office:value-type="float" office:value="3.55" calcext:value-type="float">
            <text:p>3.55</text:p>
          </table:table-cell>
          <table:table-cell table:formula="of:=[.L32]/3" office:value-type="float" office:value="1.18333333333333" calcext:value-type="float">
            <text:p>1.1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1</text:p>
          </table:table-cell>
          <table:table-cell office:value-type="string" calcext:value-type="string">
            <text:p>Sept16</text:p>
          </table:table-cell>
          <table:table-cell office:value-type="time" office:time-value="PT14H46M00S" calcext:value-type="time">
            <text:p>14:46:0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32" calcext:value-type="float">
            <text:p>425032</text:p>
          </table:table-cell>
          <table:table-cell office:value-type="float" office:value="459" calcext:value-type="float">
            <text:p>459</text:p>
          </table:table-cell>
          <table:table-cell office:value-type="float" office:value="45.138543" calcext:value-type="float">
            <text:p>45.138543</text:p>
          </table:table-cell>
          <table:table-cell office:value-type="float" office:value="66.256033" calcext:value-type="float">
            <text:p>66.256033</text:p>
          </table:table-cell>
          <table:table-cell office:value-type="float" office:value="3.55" calcext:value-type="float">
            <text:p>3.55</text:p>
          </table:table-cell>
          <table:table-cell table:formula="of:=[.L33]/3" office:value-type="float" office:value="1.18333333333333" calcext:value-type="float">
            <text:p>1.1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1</text:p>
          </table:table-cell>
          <table:table-cell office:value-type="string" calcext:value-type="string">
            <text:p>Sept16</text:p>
          </table:table-cell>
          <table:table-cell office:value-type="time" office:time-value="PT14H46M00S" calcext:value-type="time">
            <text:p>14:46:0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33" calcext:value-type="float">
            <text:p>425033</text:p>
          </table:table-cell>
          <table:table-cell office:value-type="float" office:value="459" calcext:value-type="float">
            <text:p>459</text:p>
          </table:table-cell>
          <table:table-cell office:value-type="float" office:value="45.138543" calcext:value-type="float">
            <text:p>45.138543</text:p>
          </table:table-cell>
          <table:table-cell office:value-type="float" office:value="66.256033" calcext:value-type="float">
            <text:p>66.256033</text:p>
          </table:table-cell>
          <table:table-cell office:value-type="float" office:value="3.55" calcext:value-type="float">
            <text:p>3.55</text:p>
          </table:table-cell>
          <table:table-cell table:formula="of:=[.L34]/3" office:value-type="float" office:value="1.18333333333333" calcext:value-type="float">
            <text:p>1.1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3</text:p>
          </table:table-cell>
          <table:table-cell office:value-type="string" calcext:value-type="string">
            <text:p>Sept16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34" calcext:value-type="float">
            <text:p>425034</text:p>
          </table:table-cell>
          <table:table-cell office:value-type="float" office:value="460" calcext:value-type="float">
            <text:p>460</text:p>
          </table:table-cell>
          <table:table-cell office:value-type="float" office:value="45.142036" calcext:value-type="float">
            <text:p>45.142036</text:p>
          </table:table-cell>
          <table:table-cell office:value-type="float" office:value="66.250255" calcext:value-type="float">
            <text:p>66.250255</text:p>
          </table:table-cell>
          <table:table-cell office:value-type="float" office:value="3.52" calcext:value-type="float">
            <text:p>3.52</text:p>
          </table:table-cell>
          <table:table-cell table:formula="of:=[.L35]/3" office:value-type="float" office:value="1.17333333333333" calcext:value-type="float">
            <text:p>1.1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3</text:p>
          </table:table-cell>
          <table:table-cell office:value-type="string" calcext:value-type="string">
            <text:p>Sept16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35" calcext:value-type="float">
            <text:p>425035</text:p>
          </table:table-cell>
          <table:table-cell office:value-type="float" office:value="460" calcext:value-type="float">
            <text:p>460</text:p>
          </table:table-cell>
          <table:table-cell office:value-type="float" office:value="45.142036" calcext:value-type="float">
            <text:p>45.142036</text:p>
          </table:table-cell>
          <table:table-cell office:value-type="float" office:value="66.250255" calcext:value-type="float">
            <text:p>66.250255</text:p>
          </table:table-cell>
          <table:table-cell office:value-type="float" office:value="3.52" calcext:value-type="float">
            <text:p>3.52</text:p>
          </table:table-cell>
          <table:table-cell table:formula="of:=[.L36]/3" office:value-type="float" office:value="1.17333333333333" calcext:value-type="float">
            <text:p>1.1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3</text:p>
          </table:table-cell>
          <table:table-cell office:value-type="string" calcext:value-type="string">
            <text:p>Sept16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36" calcext:value-type="float">
            <text:p>425036</text:p>
          </table:table-cell>
          <table:table-cell office:value-type="float" office:value="460" calcext:value-type="float">
            <text:p>460</text:p>
          </table:table-cell>
          <table:table-cell office:value-type="float" office:value="45.142036" calcext:value-type="float">
            <text:p>45.142036</text:p>
          </table:table-cell>
          <table:table-cell office:value-type="float" office:value="66.250255" calcext:value-type="float">
            <text:p>66.250255</text:p>
          </table:table-cell>
          <table:table-cell office:value-type="float" office:value="3.52" calcext:value-type="float">
            <text:p>3.52</text:p>
          </table:table-cell>
          <table:table-cell table:formula="of:=[.L37]/3" office:value-type="float" office:value="1.17333333333333" calcext:value-type="float">
            <text:p>1.1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2</text:p>
          </table:table-cell>
          <table:table-cell office:value-type="string" calcext:value-type="string">
            <text:p>Sept16</text:p>
          </table:table-cell>
          <table:table-cell office:value-type="time" office:time-value="PT15H11M00S" calcext:value-type="time">
            <text:p>15:11:00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37" calcext:value-type="float">
            <text:p>425037</text:p>
          </table:table-cell>
          <table:table-cell office:value-type="float" office:value="461" calcext:value-type="float">
            <text:p>461</text:p>
          </table:table-cell>
          <table:table-cell office:value-type="float" office:value="45.145291" calcext:value-type="float">
            <text:p>45.145291</text:p>
          </table:table-cell>
          <table:table-cell office:value-type="float" office:value="66.22339" calcext:value-type="float">
            <text:p>66.22339</text:p>
          </table:table-cell>
          <table:table-cell office:value-type="float" office:value="3.42" calcext:value-type="float">
            <text:p>3.42</text:p>
          </table:table-cell>
          <table:table-cell table:formula="of:=[.L38]/3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2</text:p>
          </table:table-cell>
          <table:table-cell office:value-type="string" calcext:value-type="string">
            <text:p>Sept16</text:p>
          </table:table-cell>
          <table:table-cell office:value-type="time" office:time-value="PT15H11M00S" calcext:value-type="time">
            <text:p>15:11:00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38" calcext:value-type="float">
            <text:p>425038</text:p>
          </table:table-cell>
          <table:table-cell office:value-type="float" office:value="461" calcext:value-type="float">
            <text:p>461</text:p>
          </table:table-cell>
          <table:table-cell office:value-type="float" office:value="45.145291" calcext:value-type="float">
            <text:p>45.145291</text:p>
          </table:table-cell>
          <table:table-cell office:value-type="float" office:value="66.22339" calcext:value-type="float">
            <text:p>66.22339</text:p>
          </table:table-cell>
          <table:table-cell office:value-type="float" office:value="3.42" calcext:value-type="float">
            <text:p>3.42</text:p>
          </table:table-cell>
          <table:table-cell table:formula="of:=[.L39]/3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3-2</text:p>
          </table:table-cell>
          <table:table-cell office:value-type="string" calcext:value-type="string">
            <text:p>Sept16</text:p>
          </table:table-cell>
          <table:table-cell office:value-type="time" office:time-value="PT15H11M00S" calcext:value-type="time">
            <text:p>15:11:00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39" calcext:value-type="float">
            <text:p>425039</text:p>
          </table:table-cell>
          <table:table-cell office:value-type="float" office:value="461" calcext:value-type="float">
            <text:p>461</text:p>
          </table:table-cell>
          <table:table-cell office:value-type="float" office:value="45.145291" calcext:value-type="float">
            <text:p>45.145291</text:p>
          </table:table-cell>
          <table:table-cell office:value-type="float" office:value="66.22339" calcext:value-type="float">
            <text:p>66.22339</text:p>
          </table:table-cell>
          <table:table-cell office:value-type="float" office:value="3.42" calcext:value-type="float">
            <text:p>3.42</text:p>
          </table:table-cell>
          <table:table-cell table:formula="of:=[.L40]/3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2</text:p>
          </table:table-cell>
          <table:table-cell office:value-type="string" calcext:value-type="string">
            <text:p>Sept16</text:p>
          </table:table-cell>
          <table:table-cell office:value-type="time" office:time-value="PT15H25M00S" calcext:value-type="time">
            <text:p>15:25: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40" calcext:value-type="float">
            <text:p>425040</text:p>
          </table:table-cell>
          <table:table-cell office:value-type="float" office:value="462" calcext:value-type="float">
            <text:p>462</text:p>
          </table:table-cell>
          <table:table-cell office:value-type="float" office:value="45.153586" calcext:value-type="float">
            <text:p>45.153586</text:p>
          </table:table-cell>
          <table:table-cell office:value-type="float" office:value="66.235223" calcext:value-type="float">
            <text:p>66.235223</text:p>
          </table:table-cell>
          <table:table-cell office:value-type="float" office:value="3.37" calcext:value-type="float">
            <text:p>3.37</text:p>
          </table:table-cell>
          <table:table-cell table:formula="of:=[.L41]/3" office:value-type="float" office:value="1.12333333333333" calcext:value-type="float">
            <text:p>1.1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2</text:p>
          </table:table-cell>
          <table:table-cell office:value-type="string" calcext:value-type="string">
            <text:p>Sept16</text:p>
          </table:table-cell>
          <table:table-cell office:value-type="time" office:time-value="PT15H25M00S" calcext:value-type="time">
            <text:p>15:25: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41" calcext:value-type="float">
            <text:p>425041</text:p>
          </table:table-cell>
          <table:table-cell office:value-type="float" office:value="462" calcext:value-type="float">
            <text:p>462</text:p>
          </table:table-cell>
          <table:table-cell office:value-type="float" office:value="45.153586" calcext:value-type="float">
            <text:p>45.153586</text:p>
          </table:table-cell>
          <table:table-cell office:value-type="float" office:value="66.235223" calcext:value-type="float">
            <text:p>66.235223</text:p>
          </table:table-cell>
          <table:table-cell office:value-type="float" office:value="3.37" calcext:value-type="float">
            <text:p>3.37</text:p>
          </table:table-cell>
          <table:table-cell table:formula="of:=[.L42]/3" office:value-type="float" office:value="1.12333333333333" calcext:value-type="float">
            <text:p>1.1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2</text:p>
          </table:table-cell>
          <table:table-cell office:value-type="string" calcext:value-type="string">
            <text:p>Sept16</text:p>
          </table:table-cell>
          <table:table-cell office:value-type="time" office:time-value="PT15H25M00S" calcext:value-type="time">
            <text:p>15:25: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42" calcext:value-type="float">
            <text:p>425042</text:p>
          </table:table-cell>
          <table:table-cell office:value-type="float" office:value="462" calcext:value-type="float">
            <text:p>462</text:p>
          </table:table-cell>
          <table:table-cell office:value-type="float" office:value="45.153586" calcext:value-type="float">
            <text:p>45.153586</text:p>
          </table:table-cell>
          <table:table-cell office:value-type="float" office:value="66.235223" calcext:value-type="float">
            <text:p>66.235223</text:p>
          </table:table-cell>
          <table:table-cell office:value-type="float" office:value="3.37" calcext:value-type="float">
            <text:p>3.37</text:p>
          </table:table-cell>
          <table:table-cell table:formula="of:=[.L43]/3" office:value-type="float" office:value="1.12333333333333" calcext:value-type="float">
            <text:p>1.1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0</text:p>
          </table:table-cell>
          <table:table-cell office:value-type="string" calcext:value-type="string">
            <text:p>Sept16</text:p>
          </table:table-cell>
          <table:table-cell office:value-type="time" office:time-value="PT15H36M00S" calcext:value-type="time">
            <text:p>15:3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43" calcext:value-type="float">
            <text:p>425043</text:p>
          </table:table-cell>
          <table:table-cell office:value-type="float" office:value="463" calcext:value-type="float">
            <text:p>463</text:p>
          </table:table-cell>
          <table:table-cell office:value-type="float" office:value="45.154126" calcext:value-type="float">
            <text:p>45.154126</text:p>
          </table:table-cell>
          <table:table-cell office:value-type="float" office:value="66.25406" calcext:value-type="float">
            <text:p>66.25406</text:p>
          </table:table-cell>
          <table:table-cell office:value-type="float" office:value="3.49" calcext:value-type="float">
            <text:p>3.49</text:p>
          </table:table-cell>
          <table:table-cell table:formula="of:=[.L44]/3" office:value-type="float" office:value="1.16333333333333" calcext:value-type="float">
            <text:p>1.1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0</text:p>
          </table:table-cell>
          <table:table-cell office:value-type="string" calcext:value-type="string">
            <text:p>Sept16</text:p>
          </table:table-cell>
          <table:table-cell office:value-type="time" office:time-value="PT15H36M00S" calcext:value-type="time">
            <text:p>15:3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44" calcext:value-type="float">
            <text:p>425044</text:p>
          </table:table-cell>
          <table:table-cell office:value-type="float" office:value="463" calcext:value-type="float">
            <text:p>463</text:p>
          </table:table-cell>
          <table:table-cell office:value-type="float" office:value="45.154126" calcext:value-type="float">
            <text:p>45.154126</text:p>
          </table:table-cell>
          <table:table-cell office:value-type="float" office:value="66.25406" calcext:value-type="float">
            <text:p>66.25406</text:p>
          </table:table-cell>
          <table:table-cell office:value-type="float" office:value="3.49" calcext:value-type="float">
            <text:p>3.49</text:p>
          </table:table-cell>
          <table:table-cell table:formula="of:=[.L45]/3" office:value-type="float" office:value="1.16333333333333" calcext:value-type="float">
            <text:p>1.1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0</text:p>
          </table:table-cell>
          <table:table-cell office:value-type="string" calcext:value-type="string">
            <text:p>Sept16</text:p>
          </table:table-cell>
          <table:table-cell office:value-type="time" office:time-value="PT15H36M00S" calcext:value-type="time">
            <text:p>15:3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45" calcext:value-type="float">
            <text:p>425045</text:p>
          </table:table-cell>
          <table:table-cell office:value-type="float" office:value="463" calcext:value-type="float">
            <text:p>463</text:p>
          </table:table-cell>
          <table:table-cell office:value-type="float" office:value="45.154126" calcext:value-type="float">
            <text:p>45.154126</text:p>
          </table:table-cell>
          <table:table-cell office:value-type="float" office:value="66.25406" calcext:value-type="float">
            <text:p>66.25406</text:p>
          </table:table-cell>
          <table:table-cell office:value-type="float" office:value="3.49" calcext:value-type="float">
            <text:p>3.49</text:p>
          </table:table-cell>
          <table:table-cell table:formula="of:=[.L46]/3" office:value-type="float" office:value="1.16333333333333" calcext:value-type="float">
            <text:p>1.16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</text:p>
          </table:table-cell>
          <table:table-cell office:value-type="string" calcext:value-type="string">
            <text:p>Sept16</text:p>
          </table:table-cell>
          <table:table-cell office:value-type="time" office:time-value="PT15H47M00S" calcext:value-type="time">
            <text:p>15:47:0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46" calcext:value-type="float">
            <text:p>425046</text:p>
          </table:table-cell>
          <table:table-cell office:value-type="float" office:value="464" calcext:value-type="float">
            <text:p>464</text:p>
          </table:table-cell>
          <table:table-cell office:value-type="float" office:value="45.157967" calcext:value-type="float">
            <text:p>45.157967</text:p>
          </table:table-cell>
          <table:table-cell office:value-type="float" office:value="66.257295" calcext:value-type="float">
            <text:p>66.257295</text:p>
          </table:table-cell>
          <table:table-cell office:value-type="float" office:value="3.37" calcext:value-type="float">
            <text:p>3.37</text:p>
          </table:table-cell>
          <table:table-cell table:formula="of:=[.L47]/3" office:value-type="float" office:value="1.12333333333333" calcext:value-type="float">
            <text:p>1.1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</text:p>
          </table:table-cell>
          <table:table-cell office:value-type="string" calcext:value-type="string">
            <text:p>Sept16</text:p>
          </table:table-cell>
          <table:table-cell office:value-type="time" office:time-value="PT15H47M00S" calcext:value-type="time">
            <text:p>15:47:0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47" calcext:value-type="float">
            <text:p>425047</text:p>
          </table:table-cell>
          <table:table-cell office:value-type="float" office:value="464" calcext:value-type="float">
            <text:p>464</text:p>
          </table:table-cell>
          <table:table-cell office:value-type="float" office:value="45.157967" calcext:value-type="float">
            <text:p>45.157967</text:p>
          </table:table-cell>
          <table:table-cell office:value-type="float" office:value="66.257295" calcext:value-type="float">
            <text:p>66.257295</text:p>
          </table:table-cell>
          <table:table-cell office:value-type="float" office:value="3.37" calcext:value-type="float">
            <text:p>3.37</text:p>
          </table:table-cell>
          <table:table-cell table:formula="of:=[.L48]/3" office:value-type="float" office:value="1.12333333333333" calcext:value-type="float">
            <text:p>1.1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2a-1</text:p>
          </table:table-cell>
          <table:table-cell office:value-type="string" calcext:value-type="string">
            <text:p>Sept16</text:p>
          </table:table-cell>
          <table:table-cell office:value-type="time" office:time-value="PT15H47M00S" calcext:value-type="time">
            <text:p>15:47:0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48" calcext:value-type="float">
            <text:p>425048</text:p>
          </table:table-cell>
          <table:table-cell office:value-type="float" office:value="464" calcext:value-type="float">
            <text:p>464</text:p>
          </table:table-cell>
          <table:table-cell office:value-type="float" office:value="45.157967" calcext:value-type="float">
            <text:p>45.157967</text:p>
          </table:table-cell>
          <table:table-cell office:value-type="float" office:value="66.257295" calcext:value-type="float">
            <text:p>66.257295</text:p>
          </table:table-cell>
          <table:table-cell office:value-type="float" office:value="3.37" calcext:value-type="float">
            <text:p>3.37</text:p>
          </table:table-cell>
          <table:table-cell table:formula="of:=[.L49]/3" office:value-type="float" office:value="1.12333333333333" calcext:value-type="float">
            <text:p>1.1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1</text:p>
          </table:table-cell>
          <table:table-cell office:value-type="string" calcext:value-type="string">
            <text:p>Sept17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49" calcext:value-type="float">
            <text:p>425049</text:p>
          </table:table-cell>
          <table:table-cell office:value-type="float" office:value="466" calcext:value-type="float">
            <text:p>466</text:p>
          </table:table-cell>
          <table:table-cell office:value-type="float" office:value="45.191883" calcext:value-type="float">
            <text:p>45.191883</text:p>
          </table:table-cell>
          <table:table-cell office:value-type="float" office:value="66.32003" calcext:value-type="float">
            <text:p>66.32003</text:p>
          </table:table-cell>
          <table:table-cell office:value-type="float" office:value="2.33" calcext:value-type="float">
            <text:p>2.33</text:p>
          </table:table-cell>
          <table:table-cell table:formula="of:=[.L50]/3" office:value-type="float" office:value="0.776666666666667" calcext:value-type="float">
            <text:p>0.77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1</text:p>
          </table:table-cell>
          <table:table-cell office:value-type="string" calcext:value-type="string">
            <text:p>Sept17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50" calcext:value-type="float">
            <text:p>425050</text:p>
          </table:table-cell>
          <table:table-cell office:value-type="float" office:value="466" calcext:value-type="float">
            <text:p>466</text:p>
          </table:table-cell>
          <table:table-cell office:value-type="float" office:value="45.191883" calcext:value-type="float">
            <text:p>45.191883</text:p>
          </table:table-cell>
          <table:table-cell office:value-type="float" office:value="66.32003" calcext:value-type="float">
            <text:p>66.32003</text:p>
          </table:table-cell>
          <table:table-cell office:value-type="float" office:value="2.33" calcext:value-type="float">
            <text:p>2.33</text:p>
          </table:table-cell>
          <table:table-cell table:formula="of:=[.L51]/3" office:value-type="float" office:value="0.776666666666667" calcext:value-type="float">
            <text:p>0.77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1</text:p>
          </table:table-cell>
          <table:table-cell office:value-type="string" calcext:value-type="string">
            <text:p>Sept17</text:p>
          </table:table-cell>
          <table:table-cell office:value-type="time" office:time-value="PT11H40M00S" calcext:value-type="time">
            <text:p>11:40:0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51" calcext:value-type="float">
            <text:p>425051</text:p>
          </table:table-cell>
          <table:table-cell office:value-type="float" office:value="466" calcext:value-type="float">
            <text:p>466</text:p>
          </table:table-cell>
          <table:table-cell office:value-type="float" office:value="45.191883" calcext:value-type="float">
            <text:p>45.191883</text:p>
          </table:table-cell>
          <table:table-cell office:value-type="float" office:value="66.32003" calcext:value-type="float">
            <text:p>66.32003</text:p>
          </table:table-cell>
          <table:table-cell office:value-type="float" office:value="2.33" calcext:value-type="float">
            <text:p>2.33</text:p>
          </table:table-cell>
          <table:table-cell table:formula="of:=[.L52]/3" office:value-type="float" office:value="0.776666666666667" calcext:value-type="float">
            <text:p>0.77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3</text:p>
          </table:table-cell>
          <table:table-cell office:value-type="string" calcext:value-type="string">
            <text:p>Sept17</text:p>
          </table:table-cell>
          <table:table-cell office:value-type="time" office:time-value="PT11H54M00S" calcext:value-type="time">
            <text:p>11:54: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52" calcext:value-type="float">
            <text:p>425052</text:p>
          </table:table-cell>
          <table:table-cell office:value-type="float" office:value="467" calcext:value-type="float">
            <text:p>467</text:p>
          </table:table-cell>
          <table:table-cell office:value-type="float" office:value="45.186437" calcext:value-type="float">
            <text:p>45.186437</text:p>
          </table:table-cell>
          <table:table-cell office:value-type="float" office:value="66.323194" calcext:value-type="float">
            <text:p>66.323194</text:p>
          </table:table-cell>
          <table:table-cell office:value-type="float" office:value="3.2" calcext:value-type="float">
            <text:p>3.2</text:p>
          </table:table-cell>
          <table:table-cell table:formula="of:=[.L53]/3" office:value-type="float" office:value="1.06666666666667" calcext:value-type="float">
            <text:p>1.06666666666667</text:p>
          </table:table-cell>
          <table:table-cell/>
          <table:table-cell office:value-type="string" calcext:value-type="string">
            <text:p>Transition of the tide. Can see water shifting</text:p>
          </table:table-cell>
        </table:table-row>
        <table:table-row table:style-name="ro1">
          <table:table-cell office:value-type="string" calcext:value-type="string">
            <text:p>MUSQ03</text:p>
          </table:table-cell>
          <table:table-cell office:value-type="string" calcext:value-type="string">
            <text:p>Sept17</text:p>
          </table:table-cell>
          <table:table-cell office:value-type="time" office:time-value="PT11H54M00S" calcext:value-type="time">
            <text:p>11:54: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53" calcext:value-type="float">
            <text:p>425053</text:p>
          </table:table-cell>
          <table:table-cell office:value-type="float" office:value="467" calcext:value-type="float">
            <text:p>467</text:p>
          </table:table-cell>
          <table:table-cell office:value-type="float" office:value="45.186437" calcext:value-type="float">
            <text:p>45.186437</text:p>
          </table:table-cell>
          <table:table-cell office:value-type="float" office:value="66.323194" calcext:value-type="float">
            <text:p>66.323194</text:p>
          </table:table-cell>
          <table:table-cell office:value-type="float" office:value="3.2" calcext:value-type="float">
            <text:p>3.2</text:p>
          </table:table-cell>
          <table:table-cell table:formula="of:=[.L54]/3" office:value-type="float" office:value="1.06666666666667" calcext:value-type="float">
            <text:p>1.0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3</text:p>
          </table:table-cell>
          <table:table-cell office:value-type="string" calcext:value-type="string">
            <text:p>Sept17</text:p>
          </table:table-cell>
          <table:table-cell office:value-type="time" office:time-value="PT11H54M00S" calcext:value-type="time">
            <text:p>11:54:0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54" calcext:value-type="float">
            <text:p>425054</text:p>
          </table:table-cell>
          <table:table-cell office:value-type="float" office:value="467" calcext:value-type="float">
            <text:p>467</text:p>
          </table:table-cell>
          <table:table-cell office:value-type="float" office:value="45.186437" calcext:value-type="float">
            <text:p>45.186437</text:p>
          </table:table-cell>
          <table:table-cell office:value-type="float" office:value="66.323194" calcext:value-type="float">
            <text:p>66.323194</text:p>
          </table:table-cell>
          <table:table-cell office:value-type="float" office:value="3.2" calcext:value-type="float">
            <text:p>3.2</text:p>
          </table:table-cell>
          <table:table-cell table:formula="of:=[.L55]/3" office:value-type="float" office:value="1.06666666666667" calcext:value-type="float">
            <text:p>1.0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5</text:p>
          </table:table-cell>
          <table:table-cell office:value-type="string" calcext:value-type="string">
            <text:p>Sept17</text:p>
          </table:table-cell>
          <table:table-cell office:value-type="time" office:time-value="PT12H09M00S" calcext:value-type="time">
            <text:p>12:09:0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55" calcext:value-type="float">
            <text:p>425055</text:p>
          </table:table-cell>
          <table:table-cell office:value-type="float" office:value="468" calcext:value-type="float">
            <text:p>468</text:p>
          </table:table-cell>
          <table:table-cell office:value-type="float" office:value="45.178728" calcext:value-type="float">
            <text:p>45.178728</text:p>
          </table:table-cell>
          <table:table-cell office:value-type="float" office:value="66.316173" calcext:value-type="float">
            <text:p>66.316173</text:p>
          </table:table-cell>
          <table:table-cell office:value-type="float" office:value="2.78" calcext:value-type="float">
            <text:p>2.78</text:p>
          </table:table-cell>
          <table:table-cell table:formula="of:=[.L56]/3" office:value-type="float" office:value="0.926666666666667" calcext:value-type="float">
            <text:p>0.92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5</text:p>
          </table:table-cell>
          <table:table-cell office:value-type="string" calcext:value-type="string">
            <text:p>Sept17</text:p>
          </table:table-cell>
          <table:table-cell office:value-type="time" office:time-value="PT12H09M00S" calcext:value-type="time">
            <text:p>12:09:0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56" calcext:value-type="float">
            <text:p>425056</text:p>
          </table:table-cell>
          <table:table-cell office:value-type="float" office:value="468" calcext:value-type="float">
            <text:p>468</text:p>
          </table:table-cell>
          <table:table-cell office:value-type="float" office:value="45.178728" calcext:value-type="float">
            <text:p>45.178728</text:p>
          </table:table-cell>
          <table:table-cell office:value-type="float" office:value="66.316173" calcext:value-type="float">
            <text:p>66.316173</text:p>
          </table:table-cell>
          <table:table-cell office:value-type="float" office:value="2.78" calcext:value-type="float">
            <text:p>2.78</text:p>
          </table:table-cell>
          <table:table-cell table:formula="of:=[.L57]/3" office:value-type="float" office:value="0.926666666666667" calcext:value-type="float">
            <text:p>0.92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5</text:p>
          </table:table-cell>
          <table:table-cell office:value-type="string" calcext:value-type="string">
            <text:p>Sept17</text:p>
          </table:table-cell>
          <table:table-cell office:value-type="time" office:time-value="PT12H09M00S" calcext:value-type="time">
            <text:p>12:09:0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57" calcext:value-type="float">
            <text:p>425057</text:p>
          </table:table-cell>
          <table:table-cell office:value-type="float" office:value="468" calcext:value-type="float">
            <text:p>468</text:p>
          </table:table-cell>
          <table:table-cell office:value-type="float" office:value="45.178728" calcext:value-type="float">
            <text:p>45.178728</text:p>
          </table:table-cell>
          <table:table-cell office:value-type="float" office:value="66.316173" calcext:value-type="float">
            <text:p>66.316173</text:p>
          </table:table-cell>
          <table:table-cell office:value-type="float" office:value="2.78" calcext:value-type="float">
            <text:p>2.78</text:p>
          </table:table-cell>
          <table:table-cell table:formula="of:=[.L58]/3" office:value-type="float" office:value="0.926666666666667" calcext:value-type="float">
            <text:p>0.92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7</text:p>
          </table:table-cell>
          <table:table-cell office:value-type="string" calcext:value-type="string">
            <text:p>Sept17</text:p>
          </table:table-cell>
          <table:table-cell office:value-type="time" office:time-value="PT12H26M00S" calcext:value-type="time">
            <text:p>12:26:0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58" calcext:value-type="float">
            <text:p>425058</text:p>
          </table:table-cell>
          <table:table-cell office:value-type="float" office:value="469" calcext:value-type="float">
            <text:p>469</text:p>
          </table:table-cell>
          <table:table-cell office:value-type="float" office:value="45.171344" calcext:value-type="float">
            <text:p>45.171344</text:p>
          </table:table-cell>
          <table:table-cell office:value-type="float" office:value="66.307403" calcext:value-type="float">
            <text:p>66.307403</text:p>
          </table:table-cell>
          <table:table-cell office:value-type="float" office:value="3.23" calcext:value-type="float">
            <text:p>3.23</text:p>
          </table:table-cell>
          <table:table-cell table:formula="of:=[.L59]/3" office:value-type="float" office:value="1.07666666666667" calcext:value-type="float">
            <text:p>1.0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7</text:p>
          </table:table-cell>
          <table:table-cell office:value-type="string" calcext:value-type="string">
            <text:p>Sept17</text:p>
          </table:table-cell>
          <table:table-cell office:value-type="time" office:time-value="PT12H26M00S" calcext:value-type="time">
            <text:p>12:26:0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59" calcext:value-type="float">
            <text:p>425059</text:p>
          </table:table-cell>
          <table:table-cell office:value-type="float" office:value="469" calcext:value-type="float">
            <text:p>469</text:p>
          </table:table-cell>
          <table:table-cell office:value-type="float" office:value="45.171344" calcext:value-type="float">
            <text:p>45.171344</text:p>
          </table:table-cell>
          <table:table-cell office:value-type="float" office:value="66.307403" calcext:value-type="float">
            <text:p>66.307403</text:p>
          </table:table-cell>
          <table:table-cell office:value-type="float" office:value="3.23" calcext:value-type="float">
            <text:p>3.23</text:p>
          </table:table-cell>
          <table:table-cell table:formula="of:=[.L60]/3" office:value-type="float" office:value="1.07666666666667" calcext:value-type="float">
            <text:p>1.0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7</text:p>
          </table:table-cell>
          <table:table-cell office:value-type="string" calcext:value-type="string">
            <text:p>Sept17</text:p>
          </table:table-cell>
          <table:table-cell office:value-type="time" office:time-value="PT12H26M00S" calcext:value-type="time">
            <text:p>12:26:0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60" calcext:value-type="float">
            <text:p>425060</text:p>
          </table:table-cell>
          <table:table-cell office:value-type="float" office:value="469" calcext:value-type="float">
            <text:p>469</text:p>
          </table:table-cell>
          <table:table-cell office:value-type="float" office:value="45.171344" calcext:value-type="float">
            <text:p>45.171344</text:p>
          </table:table-cell>
          <table:table-cell office:value-type="float" office:value="66.307403" calcext:value-type="float">
            <text:p>66.307403</text:p>
          </table:table-cell>
          <table:table-cell office:value-type="float" office:value="3.23" calcext:value-type="float">
            <text:p>3.23</text:p>
          </table:table-cell>
          <table:table-cell table:formula="of:=[.L61]/3" office:value-type="float" office:value="1.07666666666667" calcext:value-type="float">
            <text:p>1.07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9</text:p>
          </table:table-cell>
          <table:table-cell office:value-type="string" calcext:value-type="string">
            <text:p>Sept17</text:p>
          </table:table-cell>
          <table:table-cell office:value-type="time" office:time-value="PT12H42M00S" calcext:value-type="time">
            <text:p>12:42: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61" calcext:value-type="float">
            <text:p>425061</text:p>
          </table:table-cell>
          <table:table-cell office:value-type="float" office:value="470" calcext:value-type="float">
            <text:p>470</text:p>
          </table:table-cell>
          <table:table-cell office:value-type="float" office:value="45.17424" calcext:value-type="float">
            <text:p>45.17424</text:p>
          </table:table-cell>
          <table:table-cell office:value-type="float" office:value="66.30081" calcext:value-type="float">
            <text:p>66.30081</text:p>
          </table:table-cell>
          <table:table-cell office:value-type="float" office:value="3.22" calcext:value-type="float">
            <text:p>3.22</text:p>
          </table:table-cell>
          <table:table-cell table:formula="of:=[.L62]/3" office:value-type="float" office:value="1.07333333333333" calcext:value-type="float">
            <text:p>1.0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9</text:p>
          </table:table-cell>
          <table:table-cell office:value-type="string" calcext:value-type="string">
            <text:p>Sept17</text:p>
          </table:table-cell>
          <table:table-cell office:value-type="time" office:time-value="PT12H42M00S" calcext:value-type="time">
            <text:p>12:42: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62" calcext:value-type="float">
            <text:p>425062</text:p>
          </table:table-cell>
          <table:table-cell office:value-type="float" office:value="470" calcext:value-type="float">
            <text:p>470</text:p>
          </table:table-cell>
          <table:table-cell office:value-type="float" office:value="45.17424" calcext:value-type="float">
            <text:p>45.17424</text:p>
          </table:table-cell>
          <table:table-cell office:value-type="float" office:value="66.30081" calcext:value-type="float">
            <text:p>66.30081</text:p>
          </table:table-cell>
          <table:table-cell office:value-type="float" office:value="3.22" calcext:value-type="float">
            <text:p>3.22</text:p>
          </table:table-cell>
          <table:table-cell table:formula="of:=[.L63]/3" office:value-type="float" office:value="1.07333333333333" calcext:value-type="float">
            <text:p>1.0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09</text:p>
          </table:table-cell>
          <table:table-cell office:value-type="string" calcext:value-type="string">
            <text:p>Sept17</text:p>
          </table:table-cell>
          <table:table-cell office:value-type="time" office:time-value="PT12H42M00S" calcext:value-type="time">
            <text:p>12:42: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63" calcext:value-type="float">
            <text:p>425063</text:p>
          </table:table-cell>
          <table:table-cell office:value-type="float" office:value="470" calcext:value-type="float">
            <text:p>470</text:p>
          </table:table-cell>
          <table:table-cell office:value-type="float" office:value="45.17424" calcext:value-type="float">
            <text:p>45.17424</text:p>
          </table:table-cell>
          <table:table-cell office:value-type="float" office:value="66.30081" calcext:value-type="float">
            <text:p>66.30081</text:p>
          </table:table-cell>
          <table:table-cell office:value-type="float" office:value="3.22" calcext:value-type="float">
            <text:p>3.22</text:p>
          </table:table-cell>
          <table:table-cell table:formula="of:=[.L64]/3" office:value-type="float" office:value="1.07333333333333" calcext:value-type="float">
            <text:p>1.07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1</text:p>
          </table:table-cell>
          <table:table-cell office:value-type="string" calcext:value-type="string">
            <text:p>Sept17</text:p>
          </table:table-cell>
          <table:table-cell office:value-type="time" office:time-value="PT12H56M00S" calcext:value-type="time">
            <text:p>12:56:0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64" calcext:value-type="float">
            <text:p>425064</text:p>
          </table:table-cell>
          <table:table-cell office:value-type="float" office:value="471" calcext:value-type="float">
            <text:p>471</text:p>
          </table:table-cell>
          <table:table-cell office:value-type="float" office:value="45.17988" calcext:value-type="float">
            <text:p>45.17988</text:p>
          </table:table-cell>
          <table:table-cell office:value-type="float" office:value="66.294873" calcext:value-type="float">
            <text:p>66.294873</text:p>
          </table:table-cell>
          <table:table-cell office:value-type="float" office:value="2.38" calcext:value-type="float">
            <text:p>2.38</text:p>
          </table:table-cell>
          <table:table-cell table:formula="of:=[.L65]/3" office:value-type="float" office:value="0.793333333333333" calcext:value-type="float">
            <text:p>0.79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1</text:p>
          </table:table-cell>
          <table:table-cell office:value-type="string" calcext:value-type="string">
            <text:p>Sept17</text:p>
          </table:table-cell>
          <table:table-cell office:value-type="time" office:time-value="PT12H56M00S" calcext:value-type="time">
            <text:p>12:56:0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65" calcext:value-type="float">
            <text:p>425065</text:p>
          </table:table-cell>
          <table:table-cell office:value-type="float" office:value="471" calcext:value-type="float">
            <text:p>471</text:p>
          </table:table-cell>
          <table:table-cell office:value-type="float" office:value="45.17988" calcext:value-type="float">
            <text:p>45.17988</text:p>
          </table:table-cell>
          <table:table-cell office:value-type="float" office:value="66.294873" calcext:value-type="float">
            <text:p>66.294873</text:p>
          </table:table-cell>
          <table:table-cell office:value-type="float" office:value="2.38" calcext:value-type="float">
            <text:p>2.38</text:p>
          </table:table-cell>
          <table:table-cell table:formula="of:=[.L66]/3" office:value-type="float" office:value="0.793333333333333" calcext:value-type="float">
            <text:p>0.79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1</text:p>
          </table:table-cell>
          <table:table-cell office:value-type="string" calcext:value-type="string">
            <text:p>Sept17</text:p>
          </table:table-cell>
          <table:table-cell office:value-type="time" office:time-value="PT12H56M00S" calcext:value-type="time">
            <text:p>12:56:0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66" calcext:value-type="float">
            <text:p>425066</text:p>
          </table:table-cell>
          <table:table-cell office:value-type="float" office:value="471" calcext:value-type="float">
            <text:p>471</text:p>
          </table:table-cell>
          <table:table-cell office:value-type="float" office:value="45.17988" calcext:value-type="float">
            <text:p>45.17988</text:p>
          </table:table-cell>
          <table:table-cell office:value-type="float" office:value="66.294873" calcext:value-type="float">
            <text:p>66.294873</text:p>
          </table:table-cell>
          <table:table-cell office:value-type="float" office:value="2.38" calcext:value-type="float">
            <text:p>2.38</text:p>
          </table:table-cell>
          <table:table-cell table:formula="of:=[.L67]/3" office:value-type="float" office:value="0.793333333333333" calcext:value-type="float">
            <text:p>0.79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3</text:p>
          </table:table-cell>
          <table:table-cell office:value-type="string" calcext:value-type="string">
            <text:p>Sept17</text:p>
          </table:table-cell>
          <table:table-cell office:value-type="time" office:time-value="PT13H09M00S" calcext:value-type="time">
            <text:p>13:09: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67" calcext:value-type="float">
            <text:p>425067</text:p>
          </table:table-cell>
          <table:table-cell office:value-type="float" office:value="472" calcext:value-type="float">
            <text:p>472</text:p>
          </table:table-cell>
          <table:table-cell office:value-type="float" office:value="45.186585" calcext:value-type="float">
            <text:p>45.186585</text:p>
          </table:table-cell>
          <table:table-cell office:value-type="float" office:value="66.292287" calcext:value-type="float">
            <text:p>66.292287</text:p>
          </table:table-cell>
          <table:table-cell office:value-type="float" office:value="3.27" calcext:value-type="float">
            <text:p>3.27</text:p>
          </table:table-cell>
          <table:table-cell table:formula="of:=[.L68]/3"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3</text:p>
          </table:table-cell>
          <table:table-cell office:value-type="string" calcext:value-type="string">
            <text:p>Sept17</text:p>
          </table:table-cell>
          <table:table-cell office:value-type="time" office:time-value="PT13H09M00S" calcext:value-type="time">
            <text:p>13:09: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68" calcext:value-type="float">
            <text:p>425068</text:p>
          </table:table-cell>
          <table:table-cell office:value-type="float" office:value="472" calcext:value-type="float">
            <text:p>472</text:p>
          </table:table-cell>
          <table:table-cell office:value-type="float" office:value="45.186585" calcext:value-type="float">
            <text:p>45.186585</text:p>
          </table:table-cell>
          <table:table-cell office:value-type="float" office:value="66.292287" calcext:value-type="float">
            <text:p>66.292287</text:p>
          </table:table-cell>
          <table:table-cell office:value-type="float" office:value="3.27" calcext:value-type="float">
            <text:p>3.27</text:p>
          </table:table-cell>
          <table:table-cell table:formula="of:=[.L69]/3"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3</text:p>
          </table:table-cell>
          <table:table-cell office:value-type="string" calcext:value-type="string">
            <text:p>Sept17</text:p>
          </table:table-cell>
          <table:table-cell office:value-type="time" office:time-value="PT13H09M00S" calcext:value-type="time">
            <text:p>13:09: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69" calcext:value-type="float">
            <text:p>425069</text:p>
          </table:table-cell>
          <table:table-cell office:value-type="float" office:value="472" calcext:value-type="float">
            <text:p>472</text:p>
          </table:table-cell>
          <table:table-cell office:value-type="float" office:value="45.186585" calcext:value-type="float">
            <text:p>45.186585</text:p>
          </table:table-cell>
          <table:table-cell office:value-type="float" office:value="66.292287" calcext:value-type="float">
            <text:p>66.292287</text:p>
          </table:table-cell>
          <table:table-cell office:value-type="float" office:value="3.27" calcext:value-type="float">
            <text:p>3.27</text:p>
          </table:table-cell>
          <table:table-cell table:formula="of:=[.L70]/3"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5</text:p>
          </table:table-cell>
          <table:table-cell office:value-type="string" calcext:value-type="string">
            <text:p>Sept17</text:p>
          </table:table-cell>
          <table:table-cell office:value-type="time" office:time-value="PT13H21M00S" calcext:value-type="time">
            <text:p>13:21:0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70" calcext:value-type="float">
            <text:p>425070</text:p>
          </table:table-cell>
          <table:table-cell office:value-type="float" office:value="473" calcext:value-type="float">
            <text:p>473</text:p>
          </table:table-cell>
          <table:table-cell office:value-type="float" office:value="45.186581" calcext:value-type="float">
            <text:p>45.186581</text:p>
          </table:table-cell>
          <table:table-cell office:value-type="float" office:value="66.282167" calcext:value-type="float">
            <text:p>66.282167</text:p>
          </table:table-cell>
          <table:table-cell office:value-type="float" office:value="2.4" calcext:value-type="float">
            <text:p>2.4</text:p>
          </table:table-cell>
          <table:table-cell table:formula="of:=[.L71]/3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5</text:p>
          </table:table-cell>
          <table:table-cell office:value-type="string" calcext:value-type="string">
            <text:p>Sept17</text:p>
          </table:table-cell>
          <table:table-cell office:value-type="time" office:time-value="PT13H21M00S" calcext:value-type="time">
            <text:p>13:21:0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71" calcext:value-type="float">
            <text:p>425071</text:p>
          </table:table-cell>
          <table:table-cell office:value-type="float" office:value="473" calcext:value-type="float">
            <text:p>473</text:p>
          </table:table-cell>
          <table:table-cell office:value-type="float" office:value="45.186581" calcext:value-type="float">
            <text:p>45.186581</text:p>
          </table:table-cell>
          <table:table-cell office:value-type="float" office:value="66.282167" calcext:value-type="float">
            <text:p>66.282167</text:p>
          </table:table-cell>
          <table:table-cell office:value-type="float" office:value="2.4" calcext:value-type="float">
            <text:p>2.4</text:p>
          </table:table-cell>
          <table:table-cell table:formula="of:=[.L72]/3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5</text:p>
          </table:table-cell>
          <table:table-cell office:value-type="string" calcext:value-type="string">
            <text:p>Sept17</text:p>
          </table:table-cell>
          <table:table-cell office:value-type="time" office:time-value="PT13H21M00S" calcext:value-type="time">
            <text:p>13:21:0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72" calcext:value-type="float">
            <text:p>425072</text:p>
          </table:table-cell>
          <table:table-cell office:value-type="float" office:value="473" calcext:value-type="float">
            <text:p>473</text:p>
          </table:table-cell>
          <table:table-cell office:value-type="float" office:value="45.186581" calcext:value-type="float">
            <text:p>45.186581</text:p>
          </table:table-cell>
          <table:table-cell office:value-type="float" office:value="66.282167" calcext:value-type="float">
            <text:p>66.282167</text:p>
          </table:table-cell>
          <table:table-cell office:value-type="float" office:value="2.4" calcext:value-type="float">
            <text:p>2.4</text:p>
          </table:table-cell>
          <table:table-cell table:formula="of:=[.L73]/3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7</text:p>
          </table:table-cell>
          <table:table-cell office:value-type="string" calcext:value-type="string">
            <text:p>Sept17</text:p>
          </table:table-cell>
          <table:table-cell office:value-type="time" office:time-value="PT13H35M00S" calcext:value-type="time">
            <text:p>13:35: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25073" calcext:value-type="float">
            <text:p>425073</text:p>
          </table:table-cell>
          <table:table-cell office:value-type="float" office:value="474" calcext:value-type="float">
            <text:p>474</text:p>
          </table:table-cell>
          <table:table-cell office:value-type="float" office:value="45.193826" calcext:value-type="float">
            <text:p>45.193826</text:p>
          </table:table-cell>
          <table:table-cell office:value-type="float" office:value="66.275886" calcext:value-type="float">
            <text:p>66.275886</text:p>
          </table:table-cell>
          <table:table-cell office:value-type="float" office:value="3.73" calcext:value-type="float">
            <text:p>3.73</text:p>
          </table:table-cell>
          <table:table-cell table:formula="of:=[.L74]/3" office:value-type="float" office:value="1.24333333333333" calcext:value-type="float">
            <text:p>1.2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7</text:p>
          </table:table-cell>
          <table:table-cell office:value-type="string" calcext:value-type="string">
            <text:p>Sept17</text:p>
          </table:table-cell>
          <table:table-cell office:value-type="time" office:time-value="PT13H35M00S" calcext:value-type="time">
            <text:p>13:35: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425074" calcext:value-type="float">
            <text:p>425074</text:p>
          </table:table-cell>
          <table:table-cell office:value-type="float" office:value="474" calcext:value-type="float">
            <text:p>474</text:p>
          </table:table-cell>
          <table:table-cell office:value-type="float" office:value="45.193826" calcext:value-type="float">
            <text:p>45.193826</text:p>
          </table:table-cell>
          <table:table-cell office:value-type="float" office:value="66.275886" calcext:value-type="float">
            <text:p>66.275886</text:p>
          </table:table-cell>
          <table:table-cell office:value-type="float" office:value="3.73" calcext:value-type="float">
            <text:p>3.73</text:p>
          </table:table-cell>
          <table:table-cell table:formula="of:=[.L75]/3" office:value-type="float" office:value="1.24333333333333" calcext:value-type="float">
            <text:p>1.24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Q17</text:p>
          </table:table-cell>
          <table:table-cell office:value-type="string" calcext:value-type="string">
            <text:p>Sept17</text:p>
          </table:table-cell>
          <table:table-cell office:value-type="time" office:time-value="PT13H35M00S" calcext:value-type="time">
            <text:p>13:35:0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25075" calcext:value-type="float">
            <text:p>425075</text:p>
          </table:table-cell>
          <table:table-cell office:value-type="float" office:value="474" calcext:value-type="float">
            <text:p>474</text:p>
          </table:table-cell>
          <table:table-cell office:value-type="float" office:value="45.193826" calcext:value-type="float">
            <text:p>45.193826</text:p>
          </table:table-cell>
          <table:table-cell office:value-type="float" office:value="66.275886" calcext:value-type="float">
            <text:p>66.275886</text:p>
          </table:table-cell>
          <table:table-cell office:value-type="float" office:value="3.73" calcext:value-type="float">
            <text:p>3.73</text:p>
          </table:table-cell>
          <table:table-cell table:formula="of:=[.L76]/3" office:value-type="float" office:value="1.24333333333333" calcext:value-type="float">
            <text:p>1.24333333333333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Sept16</text:p>
          </table:table-cell>
          <table:table-cell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office:value-type="float" office:value="425077" calcext:value-type="float">
            <text:p>425077</text:p>
          </table:table-cell>
          <table:table-cell office:value-type="float" office:value="465" calcext:value-type="float">
            <text:p>465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string" calcext:value-type="string">
            <text:p>didn’t initially classify the SampleID so assigned one at the end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Sept17</text:p>
          </table:table-cell>
          <table:table-cell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NA</text:p>
          </table:table-cell>
          <table:table-cell office:value-type="float" office:value="425076" calcext:value-type="float">
            <text:p>425076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3" office:value-type="string" calcext:value-type="string">
            <text:p>NA</text:p>
          </table:table-cell>
          <table:table-cell office:value-type="float" office:value="3.18" calcext:value-type="float">
            <text:p>3.18</text:p>
          </table:table-cell>
          <table:table-cell table:number-columns-repeated="3"/>
        </table:table-row>
      </table:table>
      <table:table table:name="RBR deploymen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RBR put in water around 12:1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t 5 fathom hole </text:p>
          </table:table-cell>
          <table:table-cell table:number-columns-repeated="3"/>
          <table:table-cell table:style-name="Default" table:number-columns-repeated="2"/>
        </table:table-row>
        <table:table-row table:style-name="ro1" table:number-rows-repeated="1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08:31:55.729000000</meta:creation-date>
    <dc:date>2024-09-17T13:51:02.224000000</dc:date>
    <meta:editing-duration>PT10H29M18S</meta:editing-duration>
    <meta:editing-cycles>43</meta:editing-cycles>
    <meta:generator>LibreOffice/7.3.6.2$Windows_X86_64 LibreOffice_project/c28ca90fd6e1a19e189fc16c05f8f8924961e12e</meta:generator>
    <meta:document-statistic meta:table-count="2" meta:cell-count="1029" meta:object-count="0"/>
  </office:meta>
</office:document-meta>
</file>